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F00000162EF4E63D1EB066FE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entury Gothic2" svg:font-family="'Century Gothic'" style:font-family-generic="swiss" style:font-pitch="variable"/>
    <style:font-face style:name="Helvetica Light Oblique" svg:font-family="'Helvetica Light Oblique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frtzmxd-pn7-e61-rhig1egipuay" svg:font-family="frtzmxd-pn7-e61-rhig1egipuay"/>
  </office:font-face-decls>
  <office:automatic-styles>
    <style:style style:name="Table1" style:family="table">
      <style:table-properties style:width="6.6924in" table:align="left" style:writing-mode="lr-tb"/>
    </style:style>
    <style:style style:name="Table1.A" style:family="table-column">
      <style:table-column-properties style:column-width="3.3326in"/>
    </style:style>
    <style:style style:name="Table1.B" style:family="table-column">
      <style:table-column-properties style:column-width="3.3597in"/>
    </style:style>
    <style:style style:name="Table1.1" style:family="table-row">
      <style:table-row-properties style:min-row-height="3.7917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P1" style:family="paragraph" style:parent-style-name="Standard">
      <style:paragraph-properties fo:margin-right="0in"/>
      <style:text-properties fo:color="#e36c0a" loext:opacity="100%" style:font-name="Helvetica Light Oblique" fo:font-size="24pt" fo:language="en" fo:country="US" fo:font-style="italic" fo:font-weight="bold" style:font-size-asian="24pt" style:font-style-asian="italic" style:font-weight-asian="bold" style:font-name-complex="Helvetica Light Oblique" style:font-size-complex="28pt" style:font-style-complex="italic"/>
    </style:style>
    <style:style style:name="P2" style:family="paragraph" style:parent-style-name="Standard">
      <style:paragraph-properties fo:margin-left="0.2472in" fo:margin-right="0in"/>
      <style:text-properties fo:color="#222222" loext:opacity="100%" style:font-name="Century Gothic" fo:font-size="11pt" fo:language="en" fo:country="US" fo:font-style="italic" style:font-size-asian="11pt" style:font-style-asian="italic" style:font-name-complex="Century Gothic" style:font-size-complex="11pt"/>
    </style:style>
    <style:style style:name="P3" style:family="paragraph" style:parent-style-name="Standard">
      <style:paragraph-properties fo:margin-left="0.2472in" fo:margin-right="0in">
        <style:tab-stops>
          <style:tab-stop style:position="3.448in" style:type="right"/>
        </style:tab-stops>
      </style:paragraph-properties>
      <style:text-properties fo:color="#222222" loext:opacity="100%" style:font-name="Century Gothic" fo:font-size="11pt" fo:language="en" fo:country="US" fo:font-style="italic" style:font-size-asian="11pt" style:font-style-asian="italic" style:font-name-complex="Century Gothic" style:font-size-complex="11pt"/>
    </style:style>
    <style:style style:name="P4" style:family="paragraph" style:parent-style-name="Standard">
      <style:paragraph-properties fo:margin-left="0.2472in" fo:margin-right="0in">
        <style:tab-stops>
          <style:tab-stop style:position="3.448in" style:type="right"/>
        </style:tab-stops>
      </style:paragraph-properties>
      <style:text-properties fo:color="#222222" loext:opacity="100%" style:font-name="Century Gothic" fo:font-size="11pt" fo:language="en" fo:country="US" fo:font-style="italic" fo:font-weight="bold" style:font-size-asian="11pt" style:font-style-asian="italic" style:font-weight-asian="bold" style:font-name-complex="Century Gothic" style:font-size-complex="11pt" style:font-weight-complex="bold"/>
    </style:style>
    <style:style style:name="P5" style:family="paragraph" style:parent-style-name="Standard">
      <style:paragraph-properties fo:line-height="150%"/>
      <style:text-properties style:font-name="Verdana" style:font-name-complex="Verdana"/>
    </style:style>
    <style:style style:name="P6" style:family="paragraph" style:parent-style-name="Standard">
      <style:paragraph-properties style:text-autospace="none"/>
      <style:text-properties fo:color="#e26c09" loext:opacity="100%" style:text-line-through-style="none" style:text-line-through-type="none" style:font-name="Century Gothic2" fo:font-size="14pt" style:text-underline-style="none" fo:font-weight="bold" style:font-name-asian="Century Gothic1" style:font-size-asian="14pt" style:font-weight-asian="bold" style:font-name-complex="Century Gothic1" style:font-size-complex="14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e26c09" loext:opacity="100%" style:text-line-through-style="none" style:text-line-through-type="none" style:font-name="Century Gothic2" fo:font-size="14pt" style:text-underline-style="none" fo:font-weight="bold" style:font-name-asian="Century Gothic1" style:font-size-asian="14pt" style:font-weight-asian="bold" style:font-name-complex="Century Gothic1" style:font-size-complex="14pt" style:font-weight-complex="bold"/>
    </style:style>
    <style:style style:name="P8" style:family="paragraph" style:parent-style-name="Standard">
      <style:paragraph-properties style:text-autospace="none"/>
      <style:text-properties fo:color="#e26c09" loext:opacity="100%" style:font-name="Century Gothic2" fo:font-size="14pt" fo:font-weight="bold" style:font-name-asian="Century Gothic1" style:font-size-asian="14pt" style:font-weight-asian="bold" style:font-name-complex="Century Gothic1" style:font-size-complex="14pt" style:font-weight-complex="bold"/>
    </style:style>
    <style:style style:name="P9" style:family="paragraph" style:parent-style-name="Standard">
      <style:paragraph-properties style:text-autospace="none"/>
      <style:text-properties fo:color="#000000" loext:opacity="100%" style:text-line-through-style="none" style:text-line-through-type="none" style:font-name="Century Gothic2" fo:font-size="14pt" style:text-underline-style="none" fo:font-weight="bold" style:font-name-asian="Century Gothic1" style:font-size-asian="14pt" style:font-weight-asian="bold" style:font-name-complex="Century Gothic1" style:font-size-complex="14pt" style:font-weight-complex="bold"/>
    </style:style>
    <style:style style:name="P10" style:family="paragraph" style:parent-style-name="Standard">
      <style:paragraph-properties style:text-autospace="none"/>
      <style:text-properties fo:color="#000000" loext:opacity="100%" style:text-line-through-style="none" style:text-line-through-type="none" style:font-name="Century Gothic2" fo:font-size="14pt" style:text-underline-style="none" fo:font-weight="normal" style:font-name-asian="Century Gothic1" style:font-size-asian="14pt" style:font-weight-asian="normal" style:font-name-complex="Century Gothic1" style:font-size-complex="14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loext:opacity="100%" style:text-line-through-style="none" style:text-line-through-type="none" style:font-name="Century Gothic2" fo:font-size="14pt" style:text-underline-style="none" fo:font-weight="normal" style:font-name-asian="Century Gothic1" style:font-size-asian="14pt" style:font-weight-asian="normal" style:font-name-complex="Century Gothic1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1d3847" loext:opacity="100%" style:font-name="Century Gothic2" fo:font-size="14pt" fo:font-weight="normal" style:font-name-asian="frtzmxd-pn7-e61-rhig1egipuay" style:font-size-asian="14pt" style:font-weight-asian="normal" style:font-name-complex="frtzmxd-pn7-e61-rhig1egipuay" style:font-size-complex="14pt" style:font-weight-complex="normal"/>
    </style:style>
    <style:style style:name="P13" style:family="paragraph" style:parent-style-name="Standard">
      <style:text-properties style:font-name="Century Gothic2" style:font-name-complex="Century Gothic"/>
    </style:style>
    <style:style style:name="P14" style:family="paragraph" style:parent-style-name="Standard">
      <style:text-properties style:font-name="Century Gothic2" fo:font-size="14pt" style:font-size-asian="14pt" style:font-name-complex="Century Gothic" style:font-size-complex="14pt"/>
    </style:style>
    <style:style style:name="P15" style:family="paragraph" style:parent-style-name="Table_20_Contents">
      <style:text-properties style:font-name="Century Gothic2" fo:font-size="14pt" style:font-size-asian="14pt" style:font-name-complex="Verdana" style:font-size-complex="14pt"/>
    </style:style>
    <style:style style:name="P16" style:family="paragraph" style:parent-style-name="Standard">
      <style:paragraph-properties style:text-autospace="none"/>
      <style:text-properties style:font-name="Century Gothic2"/>
    </style:style>
    <style:style style:name="P17" style:family="paragraph" style:parent-style-name="Standard">
      <style:text-properties style:font-name="Century Gothic" fo:font-size="14pt" officeooo:rsid="0019f90d" officeooo:paragraph-rsid="0020c533" style:font-size-asian="14pt" style:font-size-complex="14pt"/>
    </style:style>
    <style:style style:name="P18" style:family="paragraph" style:parent-style-name="Standard">
      <style:text-properties style:font-name="Century Gothic" fo:font-size="14pt" officeooo:paragraph-rsid="0020c533" style:font-size-asian="14pt" style:font-size-complex="14pt"/>
    </style:style>
    <style:style style:name="P19" style:family="paragraph" style:parent-style-name="Standard">
      <style:text-properties style:font-name="Century Gothic" fo:font-size="14pt" fo:font-weight="bold" officeooo:paragraph-rsid="0020c533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Century Gothic" fo:font-size="14pt" fo:font-weight="bold" officeooo:rsid="0019f90d" officeooo:paragraph-rsid="0020c53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entury Gothic" fo:font-size="16pt" fo:font-weight="bold" officeooo:paragraph-rsid="0020c533" style:font-size-asian="16pt" style:font-weight-asian="bold" style:font-size-complex="16pt" style:font-weight-complex="bold"/>
    </style:style>
    <style:style style:name="P22" style:family="paragraph" style:parent-style-name="Text_20_body">
      <style:text-properties officeooo:rsid="0020c533"/>
    </style:style>
    <style:style style:name="T1" style:family="text">
      <style:text-properties fo:color="#222222" loext:opacity="100%" style:font-name="Century Gothic" fo:font-size="11pt" fo:language="en" fo:country="US" fo:font-style="italic" style:font-size-asian="11pt" style:font-style-asian="italic" style:font-name-complex="Century Gothic" style:font-size-complex="11pt"/>
    </style:style>
    <style:style style:name="T2" style:family="text">
      <style:text-properties fo:color="#222222" loext:opacity="100%" style:font-name="Century Gothic" fo:font-size="11pt" fo:language="en" fo:country="US" fo:font-style="italic" fo:font-weight="bold" style:font-size-asian="11pt" style:font-style-asian="italic" style:font-weight-asian="bold" style:font-name-complex="Century Gothic" style:font-size-complex="11pt" style:font-weight-complex="bold"/>
    </style:style>
    <style:style style:name="T3" style:family="text">
      <style:text-properties fo:font-size="14pt" style:font-size-asian="14pt" style:font-name-complex="Verdana" style:font-size-complex="14pt"/>
    </style:style>
    <style:style style:name="T4" style:family="text">
      <style:text-properties fo:color="#e26c09" loext:opacity="100%" fo:font-size="14pt" fo:font-weight="bold" style:font-name-asian="Century Gothic1" style:font-size-asian="14pt" style:font-weight-asian="bold" style:font-name-complex="Century Gothic1" style:font-size-complex="14pt" style:font-weight-complex="bold"/>
    </style:style>
    <style:style style:name="T5" style:family="text">
      <style:text-properties fo:color="#000000" loext:opacity="100%" style:text-line-through-style="none" style:text-line-through-type="none" fo:font-size="14pt" style:text-underline-style="none" fo:font-weight="bold" style:font-name-asian="Century Gothic1" style:font-size-asian="14pt" style:font-weight-asian="bold" style:font-name-complex="Century Gothic1" style:font-size-complex="14pt" style:font-weight-complex="bold"/>
    </style:style>
    <style:style style:name="T6" style:family="text">
      <style:text-properties fo:color="#000000" loext:opacity="100%" style:text-line-through-style="none" style:text-line-through-type="none" fo:font-size="14pt" style:text-underline-style="none" fo:font-weight="normal" style:font-name-asian="Century Gothic1" style:font-size-asian="14pt" style:font-weight-asian="normal" style:font-name-complex="Century Gothic1" style:font-size-complex="14pt" style:font-weight-complex="normal"/>
    </style:style>
    <style:style style:name="T7" style:family="text">
      <style:text-properties officeooo:rsid="001f8556"/>
    </style:style>
    <style:style style:name="T8" style:family="text">
      <style:text-properties officeooo:rsid="0019f90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.1217in, 0in, 0.12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/>
            <text:p text:style-name="P21"><text:span text:style-name="T8">CV</text:span></text:p>
            <text:p text:style-name="P20"/>
            <text:p text:style-name="P19">My name is Jonas I hail from the glorious lands of Denmark,</text:p>
            <text:p text:style-name="P19"/>
            <text:p text:style-name="P19"><text:span text:style-name="T8">N</text:span>amely the country side of Western Zealand <text:span text:style-name="T8">Called</text:span> Oddsherred.</text:p>
            <text:p text:style-name="P18"/>
            <text:p text:style-name="P18">I am looking for remote job opportunities in which i can excel, I am great with computers and</text:p>
            <text:p text:style-name="P18">learn new qualities easily.</text:p>
            <text:p text:style-name="P18"/>
            <text:p text:style-name="P18">I <text:span text:style-name="T8">have</text:span> spent much time on different computer systems <text:s/>since i was 10 years old and played around with games a<text:span text:style-name="T8">swell as</text:span> editing game files to make them more to my liking.</text:p>
            <text:p text:style-name="P18"/>
            <text:p text:style-name="P18">I have been trough many different sectors of work or education and always liked to learn <text:span text:style-name="T8">new </text:span>interesting things.</text:p>
            <text:p text:style-name="P18"/>
            <text:p text:style-name="P18"><text:s/>I have previously worked in the</text:p>
            <text:p text:style-name="P18">food industry in restaurants and cantinas.</text:p>
            <text:p text:style-name="P18"/>
            <text:p text:style-name="P17">I live in Macedonia and I study</text:p>
            <text:p text:style-name="P17">Full Stack Web Development.</text:p>
            <text:p text:style-name="P18"><text:span text:style-name="T4"/></text:p>
          </table:table-cell>
          <table:table-cell table:style-name="Table1.B1" office:value-type="string">
            <text:p text:style-name="P8">Erhvervserfaring:</text:p>
            <text:p text:style-name="P9">2022 – 2022:</text:p>
            <text:p text:style-name="P10">KØKKENARBEJDE SUPERBRUGSEN DELICATESSEN, HAVDRUP </text:p>
            <text:p text:style-name="P9">2017 – 2017:</text:p>
            <text:p text:style-name="P10">PROCESOPERATØR THERMO FISHER SCIENTIFIC </text:p>
            <text:p text:style-name="P9">2015 – 2016:</text:p>
            <text:p text:style-name="P10">KOKKEELEV </text:p>
            <text:p text:style-name="P10">ODD-FELLOWGAARDEN </text:p>
            <text:p text:style-name="P6">Uddannelse / kurser:</text:p>
            <text:p text:style-name="P16"><text:span text:style-name="T5">2018 – 2022: </text:span><text:span text:style-name="T6">JORDBRUGSTEKNOLOG, EASJ SLAGELSE </text:span></text:p>
            <text:p text:style-name="P9">2017 – 2018:</text:p>
            <text:p text:style-name="P10">LABORANT, EASJ ROSKILDE </text:p>
            <text:p text:style-name="P9">2014 – 2015 </text:p>
            <text:p text:style-name="P10">GRUNDFORLØB GASTRONOM - ROSKILDE SLAGTERISSKOLE </text:p>
            <text:p text:style-name="P9">2013-2014 </text:p>
            <text:p text:style-name="P10">HF - STENHUS GYMNASIE OG HF </text:p>
            <text:p text:style-name="P16"><text:span text:style-name="T5">2006 – 2007:</text:span><text:span text:style-name="T6"> 10. KLASSE </text:span></text:p>
            <text:p text:style-name="P10">SORØ HUSHOLDNINGSSKOLE </text:p>
            <text:p text:style-name="P6">IT:</text:p>
            <text:p text:style-name="P12">SOCIAL MEDIA</text:p>
            <text:p text:style-name="P12">IT SETUP:</text:p>
            <text:p text:style-name="P12">WEBSITES:</text:p>
            <text:p text:style-name="P12">COMPUTER GAMES</text:p>
            <text:p text:style-name="P12">(Strategy Mostly)</text:p>
            <text:p text:style-name="P12">MICROSOFT OFFICE-PAKKEN:</text:p>
            <text:p text:style-name="P7">Languages:</text:p>
            <text:p text:style-name="P11">Danish,</text:p>
            <text:p text:style-name="P11">English.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entury Gothic2" svg:font-family="'Century Gothic'" style:font-family-generic="swiss" style:font-pitch="variable"/>
    <style:font-face style:name="Helvetica Light Oblique" svg:font-family="'Helvetica Light Oblique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frtzmxd-pn7-e61-rhig1egipuay" svg:font-family="frtzmxd-pn7-e61-rhig1egipuay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SimSun" style:font-family-asian="SimSun" style:font-pitch-asian="variable" style:font-size-asian="12pt" style:language-asian="zxx" style:country-asian="none" style:font-name-complex="Lucida Sans" style:font-family-complex="'Lucida Sans'" style:font-family-generic-complex="swiss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right="0in"/>
      <style:text-properties fo:color="#e36c0a" loext:opacity="100%" style:font-name="Helvetica Light Oblique" fo:font-size="24pt" fo:language="en" fo:country="US" fo:font-style="italic" fo:font-weight="bold" style:font-size-asian="24pt" style:font-style-asian="italic" style:font-weight-asian="bold" style:font-name-complex="Helvetica Light Oblique" style:font-size-complex="28pt" style:font-style-complex="italic"/>
    </style:style>
    <style:style style:name="MP2" style:family="paragraph" style:parent-style-name="Standard">
      <style:paragraph-properties fo:margin-left="0.2472in" fo:margin-right="0in"/>
      <style:text-properties fo:color="#222222" loext:opacity="100%" style:font-name="Century Gothic" fo:font-size="11pt" fo:language="en" fo:country="US" fo:font-style="italic" style:font-size-asian="11pt" style:font-style-asian="italic" style:font-name-complex="Century Gothic" style:font-size-complex="11pt"/>
    </style:style>
    <style:style style:name="MP3" style:family="paragraph" style:parent-style-name="Standard">
      <style:paragraph-properties fo:margin-left="0.2472in" fo:margin-right="0in">
        <style:tab-stops>
          <style:tab-stop style:position="3.448in" style:type="right"/>
        </style:tab-stops>
      </style:paragraph-properties>
      <style:text-properties fo:color="#222222" loext:opacity="100%" style:font-name="Century Gothic" fo:font-size="11pt" fo:language="en" fo:country="US" fo:font-style="italic" style:font-size-asian="11pt" style:font-style-asian="italic" style:font-name-complex="Century Gothic" style:font-size-complex="11pt"/>
    </style:style>
    <style:style style:name="MP4" style:family="paragraph" style:parent-style-name="Standard">
      <style:paragraph-properties fo:margin-left="0.2472in" fo:margin-right="0in">
        <style:tab-stops>
          <style:tab-stop style:position="3.448in" style:type="right"/>
        </style:tab-stops>
      </style:paragraph-properties>
      <style:text-properties fo:color="#222222" loext:opacity="100%" style:font-name="Century Gothic" fo:font-size="11pt" fo:language="en" fo:country="US" fo:font-style="italic" fo:font-weight="bold" style:font-size-asian="11pt" style:font-style-asian="italic" style:font-weight-asian="bold" style:font-name-complex="Century Gothic" style:font-size-complex="11pt" style:font-weight-complex="bold"/>
    </style:style>
    <style:style style:name="MT1" style:family="text">
      <style:text-properties fo:color="#222222" loext:opacity="100%" style:font-name="Century Gothic" fo:font-size="11pt" fo:language="en" fo:country="US" fo:font-style="italic" style:font-size-asian="11pt" style:font-style-asian="italic" style:font-name-complex="Century Gothic" style:font-size-complex="11pt"/>
    </style:style>
    <style:style style:name="MT2" style:family="text">
      <style:text-properties fo:color="#222222" loext:opacity="100%" style:font-name="Century Gothic" fo:font-size="11pt" fo:language="en" fo:country="US" fo:font-style="italic" fo:font-weight="bold" style:font-size-asian="11pt" style:font-style-asian="italic" style:font-weight-asian="bold" style:font-name-complex="Century Gothic" style:font-size-complex="11pt" style:font-weight-complex="bold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.1217in, 0in, 0.1217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425in" fo:margin-left="0in" fo:margin-right="0in" fo:margin-bottom="1.1035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tab/><text:tab/>Jonas Schütt Nielsen<text:tab/><text:tab/><text:tab/><draw:frame draw:style-name="Mfr1" draw:name="Image1" text:anchor-type="char" svg:x="5.6228in" svg:y="-0.1882in" svg:width="1.1327in" svg:height="1.3291in" draw:z-index="1"><draw:image xlink:href="Pictures/100000000000015F00000162EF4E63D1EB066FE8.jpg" xlink:type="simple" xlink:show="embed" xlink:actuate="onLoad" draw:mime-type="image/jpeg"/><draw:contour-polygon svg:width="1.3283in" svg:height="1.5886in" svg:viewBox="0 0 3374 4035" draw:points="274,0 11,158 11,3822 222,4035 3174,4035 3385,3822 3385,211 3174,0" draw:recreate-on-edit="false"/></draw:frame><text:span text:style-name="MT1"/></text:p>
        <text:p text:style-name="MP2"><text:tab/><text:tab/><text:tab/><text:tab/><text:tab/><text:tab/>Søgården 7. 4550 Asnæs<text:span text:style-name="MT1"/></text:p>
        <text:p text:style-name="MP3"><text:tab/><text:tab/>Tlf +45 2858 8607<text:span text:style-name="MT2"/></text:p>
        <text:p text:style-name="MP4"><text:tab/><text:tab/>jonassnk@gmail.com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</meta:creation-date>
    <dc:date>2024-03-01T12:33:18.607000000</dc:date>
    <meta:editing-cycles>9</meta:editing-cycles>
    <meta:editing-duration>PT5H2M54S</meta:editing-duration>
    <meta:generator>LibreOffice/7.6.2.1$Windows_X86_64 LibreOffice_project/56f7684011345957bbf33a7ee678afaf4d2ba333</meta:generator>
    <meta:document-statistic meta:table-count="1" meta:image-count="1" meta:object-count="0" meta:page-count="2" meta:paragraph-count="43" meta:word-count="195" meta:character-count="1278" meta:non-whitespace-character-count="1088"/>
  </office:meta>
</office:document-meta>
</file>